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2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4.787cm" table:align="left" fo:background-color="transparent">
        <style:background-image/>
      </style:table-properties>
    </style:style>
    <style:style style:name="Таблица1.A" style:family="table-column">
      <style:table-column-properties style:column-width="2.076cm"/>
    </style:style>
    <style:style style:name="Таблица1.B" style:family="table-column">
      <style:table-column-properties style:column-width="2.17cm"/>
    </style:style>
    <style:style style:name="Таблица1.C" style:family="table-column">
      <style:table-column-properties style:column-width="2.577cm"/>
    </style:style>
    <style:style style:name="Таблица1.E" style:family="table-column">
      <style:table-column-properties style:column-width="2.604cm"/>
    </style:style>
    <style:style style:name="Таблица1.F" style:family="table-column">
      <style:table-column-properties style:column-width="2.783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49cm" fo:border="0.5pt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Calibri Light" fo:font-size="9.75pt"/>
    </style:style>
    <style:style style:name="P3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font-name="Calibri Light" fo:font-size="10.5pt" fo:font-style="normal" fo:font-weight="bold"/>
    </style:style>
    <style:style style:name="P4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Table_20_Contents">
      <style:paragraph-properties fo:margin-left="0.079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555555" loext:opacity="100%" style:font-name="Calibri Light" fo:font-size="10.5pt" fo:letter-spacing="normal" fo:font-style="normal" fo:font-weight="normal" fo:background-color="#ffffff" loext:padding="0cm" loext:border="none"/>
    </style:style>
    <style:style style:name="P8" style:family="paragraph" style:parent-style-name="_5f_code">
      <style:text-properties officeooo:paragraph-rsid="00089c0f"/>
    </style:style>
    <style:style style:name="P9" style:family="paragraph" style:parent-style-name="_5f_code">
      <style:text-properties officeooo:paragraph-rsid="00099f81"/>
    </style:style>
    <style:style style:name="P10" style:family="paragraph" style:parent-style-name="_5f_code">
      <style:text-properties officeooo:paragraph-rsid="000aba0a"/>
    </style:style>
    <style:style style:name="P11" style:family="paragraph" style:parent-style-name="_5f_text">
      <style:text-properties fo:language="ru" fo:country="RU" officeooo:rsid="000446ab" officeooo:paragraph-rsid="000446ab"/>
    </style:style>
    <style:style style:name="P12" style:family="paragraph" style:parent-style-name="_5f_text">
      <style:text-properties fo:language="ru" fo:country="RU" officeooo:rsid="000aba0a" officeooo:paragraph-rsid="000aba0a"/>
    </style:style>
    <style:style style:name="P13" style:family="paragraph" style:parent-style-name="_5f_text">
      <style:text-properties style:font-name="Calibri Light2" fo:font-size="11pt" fo:language="ru" fo:country="RU" fo:font-weight="250" officeooo:rsid="000446ab" officeooo:paragraph-rsid="000446ab"/>
    </style:style>
    <style:style style:name="P14" style:family="paragraph" style:parent-style-name="Text_20_body">
      <style:text-properties fo:font-variant="normal" fo:text-transform="none" fo:color="#555555" loext:opacity="100%" style:font-name="Calibri Light" fo:font-size="10.5pt" fo:letter-spacing="normal" fo:language="ru" fo:country="RU" fo:font-style="normal" fo:font-weight="bold" officeooo:rsid="000446ab" officeooo:paragraph-rsid="000446ab" fo:background-color="transparent" loext:padding="0cm" loext:border="none"/>
    </style:style>
    <style:style style:name="P15" style:family="paragraph" style:parent-style-name="_5f_text">
      <style:text-properties fo:language="ru" fo:country="RU" officeooo:rsid="00080527"/>
    </style:style>
    <style:style style:name="T1" style:family="text">
      <style:text-properties fo:color="#000000" loext:opacity="100%" style:font-name="Calibri Light" fo:font-size="9.75pt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font-name="Calibri Light" fo:font-size="9.75pt" fo:font-style="normal" fo:font-weight="normal" fo:background-color="transparent" loext:char-shading-value="0"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 Light2" fo:font-size="11pt" fo:language="ru" fo:country="RU" fo:font-weight="250" officeooo:rsid="000a979e"/>
    </style:style>
    <style:style style:name="T5" style:family="text">
      <style:text-properties officeooo:rsid="000c7c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<text:a xlink:type="simple" xlink:href="https://dev.mysql.com/doc/refman/8.0/en/data-types.html" text:style-name="Internet_20_link" text:visited-style-name="Visited_20_Internet_20_Link">https://dev.mysql.com/doc/refman/8.0/en/data-types.html</text:a></text:p>
      <text:p text:style-name="P11"/>
      <text:p text:style-name="_5f_heading_5f_top">Логические</text:p>
      <text:p text:style-name="P11">Эти типы являются синонимами TINYINT(1). Нулевое значение считается ложным. Ненулевые значения считаются истинными:</text:p>
      <text:p text:style-name="P15">Пояснения</text:p>
      <text:p text:style-name="_5f_code">mysql&gt; SELECT IF(0, 'true', 'false');</text:p>
      <text:p text:style-name="_5f_code">+------------------------+</text:p>
      <text:p text:style-name="_5f_code">| IF(0, 'true', 'false') |</text:p>
      <text:p text:style-name="_5f_code">+------------------------+</text:p>
      <text:p text:style-name="_5f_code">| false <text:s text:c="17"/>|</text:p>
      <text:p text:style-name="_5f_code">+------------------------+</text:p>
      <text:p text:style-name="_5f_code"/>
      <text:p text:style-name="_5f_code">mysql&gt; SELECT IF(1, 'true', 'false');</text:p>
      <text:p text:style-name="_5f_code">+------------------------+</text:p>
      <text:p text:style-name="_5f_code">| IF(1, 'true', 'false') |</text:p>
      <text:p text:style-name="_5f_code">+------------------------+</text:p>
      <text:p text:style-name="_5f_code">| true <text:s text:c="18"/>|</text:p>
      <text:p text:style-name="_5f_code">+------------------------+</text:p>
      <text:p text:style-name="_5f_code"/>
      <text:p text:style-name="P8">mysql&gt; SELECT IF(2, 'true', 'false');</text:p>
      <text:p text:style-name="_5f_code">+------------------------+</text:p>
      <text:p text:style-name="_5f_code">| IF(2, 'true', 'false') |</text:p>
      <text:p text:style-name="_5f_code">+------------------------+</text:p>
      <text:p text:style-name="P8">| true <text:s text:c="18"/>|</text:p>
      <text:p text:style-name="P9">+------------------------+</text:p>
      <text:p text:style-name="_5f_text">Однако значения <text:span text:style-name="T3">TRUE</text:span> и <text:span text:style-name="T3">FALSE</text:span> являются просто псевдонимами для 1 и 0, соответственно, <text:span text:style-name="T4">поэтому</text:span>:</text:p>
      <text:p text:style-name="_5f_code">mysql&gt; SELECT IF(0 = FALSE, 'true', 'false');</text:p>
      <text:p text:style-name="_5f_code">+--------------------------------+</text:p>
      <text:p text:style-name="_5f_code">| IF(0 = FALSE, 'true', 'false') |</text:p>
      <text:p text:style-name="_5f_code">+--------------------------------+</text:p>
      <text:p text:style-name="_5f_code">| true <text:s text:c="26"/>|</text:p>
      <text:p text:style-name="_5f_code">+--------------------------------+</text:p>
      <text:p text:style-name="_5f_code"/>
      <text:p text:style-name="_5f_code">mysql&gt; SELECT IF(1 = TRUE, 'true', 'false');</text:p>
      <text:p text:style-name="_5f_code">+-------------------------------+</text:p>
      <text:p text:style-name="_5f_code">| IF(1 = TRUE, 'true', 'false') |</text:p>
      <text:p text:style-name="_5f_code">+-------------------------------+</text:p>
      <text:p text:style-name="_5f_code">| true <text:s text:c="25"/>|</text:p>
      <text:p text:style-name="_5f_code">+-------------------------------+</text:p>
      <text:p text:style-name="_5f_code"/>
      <text:p text:style-name="_5f_code">mysql&gt; SELECT IF(2 = TRUE, 'true', 'false');</text:p>
      <text:p text:style-name="_5f_code">+-------------------------------+</text:p>
      <text:p text:style-name="_5f_code">| IF(2 = TRUE, 'true', 'false') |</text:p>
      <text:p text:style-name="_5f_code">+-------------------------------+</text:p>
      <text:p text:style-name="_5f_code">| false <text:s text:c="24"/>|</text:p>
      <text:p text:style-name="_5f_code">+-------------------------------+</text:p>
      <text:p text:style-name="_5f_code"/>
      <text:p text:style-name="_5f_code">mysql&gt; SELECT IF(2 = FALSE, 'true', 'false');</text:p>
      <text:p text:style-name="_5f_code">+--------------------------------+</text:p>
      <text:p text:style-name="_5f_code">| IF(2 = FALSE, 'true', 'false') |</text:p>
      <text:p text:style-name="_5f_code">+--------------------------------+</text:p>
      <text:p text:style-name="_5f_code">| false <text:s text:c="25"/>|</text:p>
      <text:p text:style-name="P10">+-------------------------------+</text:p>
      <text:p text:style-name="_5f_code"/>
      <text:p text:style-name="P12">Не употреблять BOOL, BOOLEAN, чтобы избежать кривотолков.</text:p>
      <text:p text:style-name="_5f_text"/>
      <text:p text:style-name="_5f_heading_5f_top">Целые поля</text:p>
      <text:p text:style-name="P14">Таблица 11.1 Необходимое хранилище и диапазон для целочисленных типов, поддерживаемых MySQL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header-rows>
          <text:soft-page-break/>
          <table:table-row table:style-name="Таблица1.1">
            <table:table-cell table:style-name="Таблица1.A1" office:value-type="string">
              <text:p text:style-name="P3">Тип</text:p>
            </table:table-cell>
            <table:table-cell table:style-name="Таблица1.A1" office:value-type="string">
              <text:p text:style-name="P3">Хранилище (байты)</text:p>
            </table:table-cell>
            <table:table-cell table:style-name="Таблица1.A1" office:value-type="string">
              <text:p text:style-name="P3">Минимальное значение подписано</text:p>
            </table:table-cell>
            <table:table-cell table:style-name="Таблица1.A1" office:value-type="string">
              <text:p text:style-name="P3">Минимальное значение без знака</text:p>
            </table:table-cell>
            <table:table-cell table:style-name="Таблица1.A1" office:value-type="string">
              <text:p text:style-name="P3">Подписанное максимальное значение</text:p>
            </table:table-cell>
            <table:table-cell table:style-name="Таблица1.A1" office:value-type="string">
              <text:p text:style-name="P3">Максимальное значение без знака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P4"><text:span text:style-name="Source_20_Text"><text:span text:style-name="T2">TINYINT</text:span></text:span>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1"><text:span text:style-name="Source_20_Text"><text:span text:style-name="T1">-128</text:span></text:span></text:p>
          </table:table-cell>
          <table:table-cell table:style-name="Таблица1.A2" office:value-type="string">
            <text:p text:style-name="P1"><text:span text:style-name="Source_20_Text"><text:span text:style-name="T1">0</text:span></text:span></text:p>
          </table:table-cell>
          <table:table-cell table:style-name="Таблица1.A2" office:value-type="string">
            <text:p text:style-name="P1"><text:span text:style-name="Source_20_Text"><text:span text:style-name="T1">127</text:span></text:span></text:p>
          </table:table-cell>
          <table:table-cell table:style-name="Таблица1.A2" office:value-type="string">
            <text:p text:style-name="P1"><text:span text:style-name="Source_20_Text"><text:span text:style-name="T1">255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Source_20_Text"><text:span text:style-name="T2">SMALLINT</text:span></text:span>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1"><text:span text:style-name="Source_20_Text"><text:span text:style-name="T1">-32768</text:span></text:span></text:p>
          </table:table-cell>
          <table:table-cell table:style-name="Таблица1.A2" office:value-type="string">
            <text:p text:style-name="P1"><text:span text:style-name="Source_20_Text"><text:span text:style-name="T1">0</text:span></text:span></text:p>
          </table:table-cell>
          <table:table-cell table:style-name="Таблица1.A2" office:value-type="string">
            <text:p text:style-name="P1"><text:span text:style-name="Source_20_Text"><text:span text:style-name="T1">32767</text:span></text:span></text:p>
          </table:table-cell>
          <table:table-cell table:style-name="Таблица1.A2" office:value-type="string">
            <text:p text:style-name="P1"><text:span text:style-name="Source_20_Text"><text:span text:style-name="T1">65535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Source_20_Text"><text:span text:style-name="T2">MEDIUMINT</text:span></text:span>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1"><text:span text:style-name="Source_20_Text"><text:span text:style-name="T1">-8388608</text:span></text:span></text:p>
          </table:table-cell>
          <table:table-cell table:style-name="Таблица1.A2" office:value-type="string">
            <text:p text:style-name="P1"><text:span text:style-name="Source_20_Text"><text:span text:style-name="T1">0</text:span></text:span></text:p>
          </table:table-cell>
          <table:table-cell table:style-name="Таблица1.A2" office:value-type="string">
            <text:p text:style-name="P1"><text:span text:style-name="Source_20_Text"><text:span text:style-name="T1">8388607</text:span></text:span></text:p>
          </table:table-cell>
          <table:table-cell table:style-name="Таблица1.A2" office:value-type="string">
            <text:p text:style-name="P1"><text:span text:style-name="Source_20_Text"><text:span text:style-name="T1">16777215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Source_20_Text"><text:span text:style-name="T2">INT</text:span></text:span></text:p>
          </table:table-cell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1"><text:span text:style-name="Source_20_Text"><text:span text:style-name="T1">-2147483648</text:span></text:span></text:p>
          </table:table-cell>
          <table:table-cell table:style-name="Таблица1.A2" office:value-type="string">
            <text:p text:style-name="P1"><text:span text:style-name="Source_20_Text"><text:span text:style-name="T1">0</text:span></text:span></text:p>
          </table:table-cell>
          <table:table-cell table:style-name="Таблица1.A2" office:value-type="string">
            <text:p text:style-name="P1"><text:span text:style-name="Source_20_Text"><text:span text:style-name="T1">2147483647</text:span></text:span></text:p>
          </table:table-cell>
          <table:table-cell table:style-name="Таблица1.A2" office:value-type="string">
            <text:p text:style-name="P1"><text:span text:style-name="Source_20_Text"><text:span text:style-name="T1">4294967295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Source_20_Text"><text:span text:style-name="T2">BIGINT</text:span></text:span></text:p>
          </table:table-cell>
          <table:table-cell table:style-name="Таблица1.A2" office:value-type="string">
            <text:p text:style-name="P2">8</text:p>
          </table:table-cell>
          <table:table-cell table:style-name="Таблица1.A2" office:value-type="string">
            <text:p text:style-name="P1"><text:span text:style-name="Source_20_Text"><text:span text:style-name="T1">-263</text:span></text:span></text:p>
          </table:table-cell>
          <table:table-cell table:style-name="Таблица1.A2" office:value-type="string">
            <text:p text:style-name="P1"><text:span text:style-name="Source_20_Text"><text:span text:style-name="T1">0</text:span></text:span></text:p>
          </table:table-cell>
          <table:table-cell table:style-name="Таблица1.A2" office:value-type="string">
            <text:p text:style-name="P1"><text:span text:style-name="Source_20_Text"><text:span text:style-name="T1">263-1</text:span></text:span></text:p>
          </table:table-cell>
          <table:table-cell table:style-name="Таблица1.A2" office:value-type="string">
            <text:p text:style-name="P5"><text:span text:style-name="Source_20_Text"><text:span text:style-name="T1">264-1</text:span></text:span></text:p>
          </table:table-cell>
        </table:table-row>
      </table:table>
      <text:p text:style-name="P7"/>
      <text:p text:style-name="P6"/>
      <text:p text:style-name="P11">Символьные поля</text:p>
      <text:p text:style-name="P11">CHAR <text:span text:style-name="T5">до 255 размер зарезервирован. Справа заполняется пробелами</text:span></text:p>
      <text:p text:style-name="P11">VARCHARзначения <text:span text:style-name="T5">имеет + 1 (255)или 2 (64535) байта и сами данные</text:span></text:p>
      <text:p text:style-name="P11"/>
      <text:p text:style-name="P13">Создание</text:p>
      <text:p text:style-name="_5f_code">ыва</text:p>
      <text:p text:style-name="_5f_code">выаываыва</text:p>
      <text:p text:style-name="_5f_code"/>
      <text:p text:style-name="_5f_code">ыва</text:p>
      <text:p text:style-name="P8">mysql&gt; SELECT IF(2, 'true', 'false');</text:p>
      <text:p text:style-name="P8"/>
      <text:p text:style-name="_5f_code">sd</text:p>
      <text:p text:style-name="_5f_code">ds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2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8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2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2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31T23:26:39.725000000</dc:date>
    <meta:editing-duration>PT27M39S</meta:editing-duration>
    <meta:editing-cycles>10</meta:editing-cycles>
    <meta:document-statistic meta:table-count="1" meta:image-count="0" meta:object-count="0" meta:page-count="2" meta:paragraph-count="96" meta:word-count="278" meta:character-count="2276" meta:non-whitespace-character-count="1962"/>
  </office:meta>
</office:document-meta>
</file>